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c95f"/>
    </style:style>
    <style:style style:name="T1" style:family="text">
      <style:text-properties officeooo:rsid="0015c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1. (a) Describe the relationships of UML with their notations</text:p>
      <text:p text:style-name="P1"><text:span text:style-name="T1">con</text:span>sidering the general (4M)(CO-4, Level-2)</text:p>
      <text:p text:style-name="Standard">(b) in a Library information System, Faculty or Student can request for a book. Con</text:p>
      <text:p text:style-name="Standard">functioning of issuing a book, draw a sequence diagram to realize the same. Convert the sequence</text:p>
      <text:p text:style-name="Standard">diagram to a collaboration diagram (6M)(CO-4,Level-4)</text:p>
      <text:p text:style-name="Standard"/>
      <text:p text:style-name="Standard">2. (a) Define (i) Coupling (ii) Cohesion (iii) Scope of effect (iv) Scope of control (4M) (CO-5, Level-2)</text:p>
      <text:p text:style-name="Standard">(b) What is a structured system? Write a procedure with an example to convert DED to Structure chart using</text:p>
      <text:p text:style-name="Standard">transform-centred method (6M) (CO-5,Level-4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5T00:31:54.124000000</meta:creation-date>
    <dc:date>2024-04-05T05:55:41.029000000</dc:date>
    <meta:editing-duration>PT5H10M26S</meta:editing-duration>
    <meta:editing-cycles>1</meta:editing-cycles>
    <meta:document-statistic meta:table-count="0" meta:image-count="0" meta:object-count="0" meta:page-count="1" meta:paragraph-count="8" meta:word-count="93" meta:character-count="591" meta:non-whitespace-character-count="506"/>
    <meta:generator>LibreOffice/7.3.0.3$Windows_X86_64 LibreOffice_project/0f246aa12d0eee4a0f7adcefbf7c878fc2238db3</meta:generator>
  </office:meta>
</office:document-meta>
</file>